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fa</text:h>
      <text:p text:style-name="Text_20_body">Completa la frase con el verbo correcto. Mira el modelo:</text:p>
      <text:list xml:id="list1624936854" text:style-name="L1">
        <text:list-item>
          <text:p text:style-name="P1">EL PERRO (<text:span text:style-name="Emphasis">BEBER / COMER</text:span>) BEBE AGUA. </text:p>
        </text:list-item>
      </text:list>
      <text:p text:style-name="Text_20_body">1.María <text:span text:style-name="Emphasis">(comprar / comprender</text:span>) <text:span text:style-name="Strong_20_Emphasis"><text:span text:style-name="Emphasis">co</text:span></text:span><text:span text:style-name="Strong_20_Emphasis">mpra</text:span> chocolate.</text:p>
      <text:p text:style-name="Text_20_body">2.Juan (<text:span text:style-name="Emphasis">pensar / pasear</text:span>) <text:span text:style-name="Strong_20_Emphasis">pensea</text:span> por la playa todas las tardes.</text:p>
      <text:p text:style-name="Text_20_body">3.Los camareros (<text:span text:style-name="Emphasis">hablar / ver</text:span>) hablan español muy despacio con sus clientes.</text:p>
      <text:p text:style-name="Text_20_body">4.Yo siempre (<text:span text:style-name="Emphasis">desayunar / cenar</text:span>) desayuna un zumo y una tostada con queso.</text:p>
      <text:p text:style-name="Text_20_body">5.Usted (<text:span text:style-name="Emphasis">estudiar / tener</text:span>) estudio matemáticas en una academia.</text:p>
      <text:p text:style-name="Text_20_body">6.Nosotros (<text:span text:style-name="Emphasis">escuchar / ver</text:span>) escuchar música clásica.</text:p>
      <text:p text:style-name="Text_20_body">7.Isabel (<text:span text:style-name="Emphasis">leer / vender</text:span>) leer su bicicleta.</text:p>
      <text:p text:style-name="Text_20_body">8.Mi padre (<text:span text:style-name="Emphasis">pagar / decir</text:span>) pagar que su coche es el mejor.</text:p>
      <text:p text:style-name="Text_20_body">9-¿Tú (<text:span text:style-name="Emphasis">ser / querer</text:span>) ser una cerveza?</text:p>
      <text:p text:style-name="Text_20_body">10.Mi hermano y yo (<text:span text:style-name="Emphasis">trabajar / soñar</text:span>) trabajar en la radio; somos periodistas.</text:p>
      <text:p text:style-name="Text_20_body">11.Vosotros no (<text:span text:style-name="Emphasis">limpiar / comprender</text:span>) limpiar italiano.</text:p>
      <text:p text:style-name="Text_20_body">12.Hola, Pedro. ¿Por qué (<text:span text:style-name="Emphasis">trabajar / lavar</text:span>) trabajar tu coche?</text:p>
      <text:p text:style-name="Text_20_body">13.¡Camarero! ¿Cuánto (<text:span text:style-name="Emphasis">pagar / costar</text:span>) pagar el menú aquí?</text:p>
      <text:p text:style-name="Text_20_body">14.Los turistas (<text:span text:style-name="Emphasis">tomar / beber</text:span>) tomar el sol en la playa.</text:p>
      <text:p text:style-name="Text_20_body">15.Mi amigo Marcos nunca (<text:span text:style-name="Emphasis">bailar / cocinar</text:span>) bailar en su casa; siempre come en restaurant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1:58:57.207000000</meta:creation-date>
    <dc:date>2022-04-25T15:37:27.536000000</dc:date>
    <meta:editing-duration>PT40S</meta:editing-duration>
    <meta:editing-cycles>1</meta:editing-cycles>
    <meta:document-statistic meta:table-count="0" meta:image-count="0" meta:object-count="0" meta:page-count="2" meta:paragraph-count="18" meta:word-count="168" meta:character-count="1014" meta:non-whitespace-character-count="864"/>
    <meta:generator>LibreOffice/7.3.2.2$Windows_X86_64 LibreOffice_project/49f2b1bff42cfccbd8f788c8dc32c1c309559be0</meta:generator>
  </office:meta>
</office:document-meta>
</file>